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Arial" svg:font-family="Arial"/>
    <style:font-face style:name="Bookman Old Style" svg:font-family="'Bookman Old Style'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fo:margin-left="0cm" table:align="left" style:may-break-between-rows="true" style:writing-mode="lr-tb"/>
    </style:style>
    <style:style style:name="Tableau1.A" style:family="table-column">
      <style:table-column-properties style:column-width="16.999cm"/>
    </style:style>
    <style:style style:name="Tableau1.A1" style:family="table-cell">
      <style:table-cell-properties fo:background-color="#c0c0c0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au2" style:family="table">
      <style:table-properties style:width="16.999cm" fo:margin-left="0cm" table:align="left" style:may-break-between-rows="true" style:writing-mode="lr-tb"/>
    </style:style>
    <style:style style:name="Tableau2.A" style:family="table-column">
      <style:table-column-properties style:column-width="16.999cm"/>
    </style:style>
    <style:style style:name="Tableau2.A1" style:family="table-cell">
      <style:table-cell-properties fo:background-color="#c0c0c0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au3" style:family="table">
      <style:table-properties style:width="16.999cm" fo:margin-left="0cm" table:align="left" style:may-break-between-rows="true" style:writing-mode="lr-tb"/>
    </style:style>
    <style:style style:name="Tableau3.A" style:family="table-column">
      <style:table-column-properties style:column-width="16.999cm"/>
    </style:style>
    <style:style style:name="Tableau3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au3.A3" style:family="table-cell">
      <style:table-cell-properties fo:background-color="#c0c0c0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au4" style:family="table">
      <style:table-properties style:width="16.999cm" fo:margin-left="0cm" table:align="left" style:may-break-between-rows="true" style:writing-mode="lr-tb"/>
    </style:style>
    <style:style style:name="Tableau4.A" style:family="table-column">
      <style:table-column-properties style:column-width="16.999cm"/>
    </style:style>
    <style:style style:name="Tableau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au5" style:family="table">
      <style:table-properties style:width="16.999cm" fo:margin-left="0cm" table:align="left" style:may-break-between-rows="true" style:writing-mode="lr-tb"/>
    </style:style>
    <style:style style:name="Tableau5.A" style:family="table-column">
      <style:table-column-properties style:column-width="16.999cm"/>
    </style:style>
    <style:style style:name="Tableau5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au6" style:family="table">
      <style:table-properties style:width="16.999cm" fo:margin-left="0cm" table:align="left" style:may-break-between-rows="true" style:writing-mode="lr-tb"/>
    </style:style>
    <style:style style:name="Tableau6.A" style:family="table-column">
      <style:table-column-properties style:column-width="16.999cm"/>
    </style:style>
    <style:style style:name="Tableau6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Bookman Old Style" fo:font-size="14pt" fo:font-weight="bold" fo:background-color="transparent" style:font-name-asian="Bookman Old Style" style:font-name-complex="Bookman Old Styl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1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Projet Master 1/2 - Compte rendu de réunion</text:p>
          </table:table-cell>
        </table:table-row>
      </table:table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N° Projet:p07</text:p>
            <text:p text:style-name="P5">Titre Projet:Robocode</text:p>
            <text:p text:style-name="P5">Nom Etudiants: Stamboul Sofiane Colombeau Gallian Rovelli Hugo Crepin Laurent</text:p>
            <text:p text:style-name="P3"/>
            <text:p text:style-name="P5">Date de réunion (obligatoire): 17/10/2012</text:p>
            <text:p text:style-name="P5">Personnes présentes (obligatoire):Stamboul Sofiane Colombeau Gallian Rovelli Hugo Crepin Laurent Bonnefoy Ludovic</text:p>
            <text:p text:style-name="P3"/>
          </table:table-cell>
        </table:table-row>
      </table:table>
      <text:p text:style-name="P9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Points abordés:</text:p>
            <text:p text:style-name="P7">Nous avons établie les sous groupes de projets par rapports aux deux axes d 'études:</text:p>
            <text:list xml:id="list5843880502309530374" text:style-name="L1">
              <text:list-item>
                <text:p text:style-name="P10">Algorithme génétique : Colombeau Gallian, Crepin Laurent</text:p>
              </text:list-item>
              <text:list-item>
                <text:p text:style-name="P10">Réseau de neurone : Stamboul Sofiane, Rovelli Hugo</text:p>
              </text:list-item>
            </text:list>
            <text:p text:style-name="P7">On a parler aussi de choix de l'API JAVA pour Robocode. Le choix s'est fait par rapport aux affinités avec le langage JAVA.</text:p>
            <text:p text:style-name="P7">On a aborder le sujet du contenu du rapport, le faite de savoir ce qui fallait y intégrer. En l’occurrence, la modélisation (diagrammes UML), le calendrier des tâches , l'explication des algorithmes , et <text:s/>la manière dont on les utilisera lors du développement. 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3.A1" office:value-type="string">
            <text:p text:style-name="P4"/>
          </table:table-cell>
        </table:table-row>
        <text:soft-page-break/>
        <table:table-row>
          <table:table-cell table:style-name="Tableau3.A3" office:value-type="string">
            <text:p text:style-name="P1">Projet Master 1/2 - Compte rendu de réunion</text:p>
          </table:table-cell>
        </table:table-row>
      </table:table>
      <text:p text:style-name="P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Travail réalisé:</text:p>
            <text:p text:style-name="P8">Depuis la dernière réunion :</text:p>
            <text:p text:style-name="P8">-On a établie les sous-groupes dont chacun va travailler sur deux axes d'études qui sont l'algorithme génétique et le réseau <text:s/>de neuronne.</text:p>
            <text:p text:style-name="P8">-On a aussi choisi l'API Robocode JAVA comme langage de développement, ainsi une qu'une bibliothèque JAVA pour les algorithme génétique (JGAP). </text:p>
            <text:p text:style-name="P8">-On a fait des mise à jour sur le site du projet (présentation), ainsi que la mise en place de Github, lié à un google project.</text:p>
            <text:p text:style-name="P8">-On a fait aussi des recherches d'ouvrage et de référence sur les deux algorithmes que l'on étudie (neural network and speech processing de David P .Morgan et Christopher l.Scofield) ainsi que l'ouvrage "Réseaux de neurones" sous la direction de Gérard Dreyfus qui donne des méthodes de résolutions et quelques applications.</text:p>
            <text:p text:style-name="P8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Travail à réaliser:</text:p>
            <text:p text:style-name="P3"/>
            <text:p text:style-name="P8">On doit donc approfondir nos recherches, mettre en place un calendrier et mettre à jour le site</text:p>
            <text:p text:style-name="P3">En priorité :</text:p>
            <text:list xml:id="list5512219367895326199" text:style-name="L2">
              <text:list-item>
                <text:p text:style-name="P11">explication des algorithmes.</text:p>
              </text:list-item>
              <text:list-item>
                <text:p text:style-name="P11">présentation du sujet à étoffer.</text:p>
              </text:list-item>
              <text:list-item>
                <text:p text:style-name="P11">mise en place des références(liens, livres, …)</text:p>
                <text:p text:style-name="P11">Tâches secondaires :</text:p>
              </text:list-item>
              <text:list-item>
                <text:p text:style-name="P11">réalisation d'une barre d'avancement.</text:p>
              </text:list-item>
              <text:list-item>
                <text:p text:style-name="P11">Mise à jour du site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5">Date prochaine réunion:</text:p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Arial" svg:font-family="Arial"/>
    <style:font-face style:name="Bookman Old Style" svg:font-family="'Bookman Old Style'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6T13:25:08.81</dc:date>
    <meta:editing-duration>PT4M47S</meta:editing-duration>
    <meta:editing-cycles>4</meta:editing-cycles>
    <meta:generator>OpenOffice.org/3.4.1$Win32 OpenOffice.org_project/341m1$Build-9593</meta:generator>
    <meta:document-statistic meta:table-count="6" meta:image-count="0" meta:object-count="0" meta:page-count="2" meta:paragraph-count="29" meta:word-count="332" meta:character-count="2057"/>
  </office:meta>
</office:document-meta>
</file>